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text-position="0% 100%" fo:font-size="14pt" fo:font-style="normal" fo:font-weight="bold" officeooo:rsid="0019b63f" officeooo:paragraph-rsid="0019b63f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officeooo:paragraph-rsid="0018b6d7" style:font-size-asian="14pt" style:font-size-complex="14pt"/>
    </style:style>
    <style:style style:name="P3" style:family="paragraph" style:parent-style-name="Standard">
      <style:text-properties fo:font-size="24pt" officeooo:paragraph-rsid="0018b6d7" style:font-size-asian="24pt" style:font-size-complex="14pt"/>
    </style:style>
    <style:style style:name="P4" style:family="paragraph" style:parent-style-name="Standard">
      <style:paragraph-properties fo:margin-top="0cm" fo:margin-bottom="0.353cm" loext:contextual-spacing="false"/>
      <style:text-properties officeooo:paragraph-rsid="0018b6d7"/>
    </style:style>
    <style:style style:name="P5" style:family="paragraph" style:parent-style-name="Standard">
      <style:text-properties fo:font-size="24pt" officeooo:paragraph-rsid="0018b6d7" style:font-size-asian="24pt" style:font-size-complex="14pt"/>
    </style:style>
    <style:style style:name="P6" style:family="paragraph" style:parent-style-name="Standard">
      <style:text-properties fo:font-size="14pt" fo:font-weight="bold" officeooo:rsid="001dba09" officeooo:paragraph-rsid="001dba09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dba09" officeooo:paragraph-rsid="001dba0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paragraph-rsid="0018b6d7" style:font-size-asian="14pt" style:font-size-complex="14pt"/>
    </style:style>
    <style:style style:name="P9" style:family="paragraph" style:parent-style-name="Standard" style:master-page-name="Standard">
      <style:paragraph-properties style:page-number="auto"/>
      <style:text-properties fo:font-size="14pt" fo:font-weight="bold" officeooo:rsid="001dba09" officeooo:paragraph-rsid="001dba09" style:font-size-asian="12.25pt" style:font-weight-asian="bold" style:font-size-complex="14pt" style:font-weight-complex="bold"/>
    </style:style>
    <style:style style:name="T1" style:family="text">
      <style:text-properties fo:font-size="24pt" style:font-size-asian="24pt" style:font-size-complex="14pt"/>
    </style:style>
    <style:style style:name="T2" style:family="text">
      <style:text-properties fo:font-size="24pt" officeooo:rsid="0019b63f" style:font-size-asian="24pt" style:font-size-complex="14pt"/>
    </style:style>
    <style:style style:name="T3" style:family="text">
      <style:text-properties fo:font-size="24pt" officeooo:rsid="001bc0c1" style:font-size-asian="24pt" style:font-size-complex="14pt"/>
    </style:style>
    <style:style style:name="T4" style:family="text">
      <style:text-properties officeooo:rsid="001bc0c1"/>
    </style:style>
    <style:style style:name="T5" style:family="text">
      <style:text-properties style:font-size-asian="12.2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) perform operations on linear queue.</text:p>
      <text:p text:style-name="P2">#include&lt;stdio.h&gt;</text:p>
      <text:p text:style-name="P2">#define MAX 5</text:p>
      <text:p text:style-name="P2"/>
      <text:p text:style-name="P2">struct queue</text:p>
      <text:p text:style-name="P2">{</text:p>
      <text:p text:style-name="P2"><text:tab/>int a[MAX];</text:p>
      <text:p text:style-name="P2"><text:tab/>int front,rear;</text:p>
      <text:p text:style-name="P2">}q;</text:p>
      <text:p text:style-name="P2"/>
      <text:p text:style-name="P2">void init()</text:p>
      <text:p text:style-name="P2">{</text:p>
      <text:p text:style-name="P2"><text:tab/>q.front=-1;</text:p>
      <text:p text:style-name="P2"><text:tab/>q.rear=-1;</text:p>
      <text:p text:style-name="P2">}</text:p>
      <text:p text:style-name="P2"/>
      <text:p text:style-name="P2">int isempty()</text:p>
      <text:p text:style-name="P2">{</text:p>
      <text:p text:style-name="P2"><text:tab/>if(q.front==-1 || q.front &gt; q.rear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int isfull()</text:p>
      <text:p text:style-name="P2">{</text:p>
      <text:p text:style-name="P2"><text:tab/>if(q.rear==MAX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insert(int num)</text:p>
      <text:p text:style-name="P2">{</text:p>
      <text:p text:style-name="P2"><text:tab/>if(q.front==-1)</text:p>
      <text:p text:style-name="P2"><text:tab/><text:tab/>q.front=0;</text:p>
      <text:p text:style-name="P2"><text:tab/><text:tab/></text:p>
      <text:p text:style-name="P2"><text:tab/>if(isfull())</text:p>
      <text:p text:style-name="P2"><text:tab/><text:tab/>{</text:p>
      <text:p text:style-name="P2"><text:tab/><text:tab/><text:tab/>printf("queue is full");</text:p>
      <text:p text:style-name="P2"><text:tab/><text:tab/>}</text:p>
      <text:p text:style-name="P2"><text:tab/>else</text:p>
      <text:p text:style-name="P2"><text:tab/>{</text:p>
      <text:p text:style-name="P2"><text:soft-page-break/><text:tab/><text:tab/>q.rear++;</text:p>
      <text:p text:style-name="P2"><text:tab/><text:tab/>q.a[q.rear]=num;</text:p>
      <text:p text:style-name="P2"><text:tab/><text:tab/></text:p>
      <text:p text:style-name="P2"><text:tab/>}</text:p>
      <text:p text:style-name="P2">}</text:p>
      <text:p text:style-name="P2"/>
      <text:p text:style-name="P2">void delete()</text:p>
      <text:p text:style-name="P2">{</text:p>
      <text:p text:style-name="P2"><text:tab/>int val;</text:p>
      <text:p text:style-name="P2"><text:tab/>if(isempty())</text:p>
      <text:p text:style-name="P2"><text:tab/>{</text:p>
      <text:p text:style-name="P2"><text:tab/><text:tab/>printf("queue is empty");</text:p>
      <text:p text:style-name="P2"><text:tab/>}</text:p>
      <text:p text:style-name="P2"><text:tab/>else</text:p>
      <text:p text:style-name="P2"><text:tab/>{</text:p>
      <text:p text:style-name="P2"><text:tab/><text:tab/>val=q.a[q.front];</text:p>
      <text:p text:style-name="P2"><text:tab/><text:tab/>q.front++;</text:p>
      <text:p text:style-name="P2"><text:tab/>}</text:p>
      <text:p text:style-name="P2">}</text:p>
      <text:p text:style-name="P2"/>
      <text:p text:style-name="P2">void reverse()</text:p>
      <text:p text:style-name="P2">{</text:p>
      <text:p text:style-name="P2"><text:tab/>int i;</text:p>
      <text:p text:style-name="P2"><text:tab/>for(i=q.rear;i&gt;=0;i--)</text:p>
      <text:p text:style-name="P2"><text:tab/>{</text:p>
      <text:p text:style-name="P2"><text:tab/><text:tab/>printf("%d\t",q.a[i]);</text:p>
      <text:p text:style-name="P2"><text:tab/>}</text:p>
      <text:p text:style-name="P2">}</text:p>
      <text:p text:style-name="P2"/>
      <text:p text:style-name="P2">int peek()</text:p>
      <text:p text:style-name="P2">{</text:p>
      <text:p text:style-name="P2"><text:tab/>return (q.a[q.front]);</text:p>
      <text:p text:style-name="P2">}</text:p>
      <text:p text:style-name="P2"/>
      <text:p text:style-name="P2">void display()</text:p>
      <text:p text:style-name="P2">{</text:p>
      <text:p text:style-name="P2"><text:tab/>int i;</text:p>
      <text:p text:style-name="P2"><text:tab/>for(i=q.front;i&lt;=q.rear;i++)</text:p>
      <text:p text:style-name="P2"><text:tab/>{</text:p>
      <text:p text:style-name="P2"><text:tab/><text:tab/>printf("%d\t",q.a[i]);</text:p>
      <text:p text:style-name="P2"><text:tab/>}</text:p>
      <text:p text:style-name="P2">}</text:p>
      <text:p text:style-name="P2"/>
      <text:p text:style-name="P2"><text:soft-page-break/>int main()</text:p>
      <text:p text:style-name="P2">{</text:p>
      <text:p text:style-name="P2"><text:tab/>init();</text:p>
      <text:p text:style-name="P2"><text:tab/>int ch,num;</text:p>
      <text:p text:style-name="P2"><text:tab/>do</text:p>
      <text:p text:style-name="P2"><text:tab/>{</text:p>
      <text:p text:style-name="P2"><text:tab/><text:tab/>printf("\n 1:insert \n 2:display \n 3:delete \n 4:reverse \n 5:peek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case 1:printf("enter num=");</text:p>
      <text:p text:style-name="P2"><text:tab/><text:tab/><text:tab/><text:tab/> <text:s text:c="2"/>scanf("%d",&amp;num);</text:p>
      <text:p text:style-name="P2"><text:tab/><text:tab/><text:tab/><text:tab/> <text:s text:c="2"/>insert(num);</text:p>
      <text:p text:style-name="P2"><text:tab/><text:tab/><text:tab/><text:tab/> <text:s text:c="2"/>break;</text:p>
      <text:p text:style-name="P2"><text:tab/><text:tab/><text:tab/></text:p>
      <text:p text:style-name="P2"><text:tab/><text:tab/><text:tab/>case 2:display(num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3:delete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4:reverse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5:printf("top most element=%d",peek());</text:p>
      <text:p text:style-name="P2"><text:tab/><text:tab/><text:tab/><text:tab/> <text:s text:c="2"/>break;</text:p>
      <text:p text:style-name="P2"><text:tab/><text:tab/>}</text:p>
      <text:p text:style-name="P2"><text:tab/>}while(ch&lt;6);</text:p>
      <text:p text:style-name="P2">}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2) perform operation on circular queue.</text:p>
      <text:p text:style-name="P2">#include&lt;stdio.h&gt;</text:p>
      <text:p text:style-name="P2">#define MAX 5</text:p>
      <text:p text:style-name="P2"/>
      <text:p text:style-name="P2">struct queue</text:p>
      <text:p text:style-name="P2">{</text:p>
      <text:p text:style-name="P2"><text:tab/>int a[MAX];</text:p>
      <text:p text:style-name="P2"><text:tab/>int front,rear;</text:p>
      <text:p text:style-name="P2">}q;</text:p>
      <text:p text:style-name="P2"/>
      <text:p text:style-name="P2">void init()</text:p>
      <text:p text:style-name="P2">{</text:p>
      <text:p text:style-name="P2"><text:tab/>q.front=-1;</text:p>
      <text:p text:style-name="P2"><text:tab/>q.rear=-1;</text:p>
      <text:p text:style-name="P2">}</text:p>
      <text:p text:style-name="P2"/>
      <text:p text:style-name="P2">int isempty()</text:p>
      <text:p text:style-name="P2">{</text:p>
      <text:p text:style-name="P2"><text:tab/>if(q.front==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int isfull()</text:p>
      <text:p text:style-name="P2">{</text:p>
      <text:p text:style-name="P2"><text:tab/>if((q.front==0 &amp;&amp; q.rear==MAX-1) || (q.front==q.rear+1)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insert(int num)</text:p>
      <text:p text:style-name="P2">{</text:p>
      <text:p text:style-name="P2"><text:tab/>if(isfull())</text:p>
      <text:p text:style-name="P2"><text:tab/>{</text:p>
      <text:p text:style-name="P2"><text:tab/><text:tab/>printf("queue is full");</text:p>
      <text:p text:style-name="P2"><text:tab/>}</text:p>
      <text:p text:style-name="P2"><text:tab/>else</text:p>
      <text:p text:style-name="P2"><text:tab/>{</text:p>
      <text:p text:style-name="P2"><text:tab/><text:tab/>if(q.front==-1)</text:p>
      <text:p text:style-name="P2"><text:tab/><text:tab/>{</text:p>
      <text:p text:style-name="P2"><text:tab/><text:tab/><text:tab/>q.front=0;</text:p>
      <text:p text:style-name="P2"><text:soft-page-break/><text:tab/><text:tab/>}</text:p>
      <text:p text:style-name="P2"><text:tab/><text:tab/></text:p>
      <text:p text:style-name="P2"><text:tab/><text:tab/>q.rear=(q.rear+1)%MAX;</text:p>
      <text:p text:style-name="P2"><text:tab/><text:tab/>q.a[q.rear]=num;</text:p>
      <text:p text:style-name="P2"><text:tab/>}</text:p>
      <text:p text:style-name="P2">}</text:p>
      <text:p text:style-name="P2"/>
      <text:p text:style-name="P2">void delete()</text:p>
      <text:p text:style-name="P2">{</text:p>
      <text:p text:style-name="P2"><text:tab/>int val;</text:p>
      <text:p text:style-name="P2"><text:tab/><text:tab/>if(isempty())</text:p>
      <text:p text:style-name="P2"><text:tab/><text:tab/>{</text:p>
      <text:p text:style-name="P2"><text:tab/><text:tab/><text:tab/>printf("queue is empty"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val=q.a[q.front];</text:p>
      <text:p text:style-name="P2"><text:tab/><text:tab/><text:tab/></text:p>
      <text:p text:style-name="P2"><text:tab/><text:tab/><text:tab/>if(q.front==q.rear)</text:p>
      <text:p text:style-name="P2"><text:tab/><text:tab/><text:tab/>{</text:p>
      <text:p text:style-name="P2"><text:tab/><text:tab/><text:tab/><text:tab/>printf("queue is empty");</text:p>
      <text:p text:style-name="P2"><text:tab/><text:tab/><text:tab/><text:tab/>q.front=q.rear=-1;</text:p>
      <text:p text:style-name="P2"><text:tab/><text:tab/><text:tab/>}</text:p>
      <text:p text:style-name="P2"><text:tab/><text:tab/></text:p>
      <text:p text:style-name="P2"><text:tab/><text:tab/><text:tab/>q.front=(q.front+1)%MAX;</text:p>
      <text:p text:style-name="P2"><text:tab/><text:tab/><text:tab/></text:p>
      <text:p text:style-name="P2"><text:tab/><text:tab/>}</text:p>
      <text:p text:style-name="P2">}</text:p>
      <text:p text:style-name="P2"/>
      <text:p text:style-name="P2">void display()</text:p>
      <text:p text:style-name="P2">{</text:p>
      <text:p text:style-name="P2"><text:tab/>int i;</text:p>
      <text:p text:style-name="P2"><text:tab/>if(q.front==-1)</text:p>
      <text:p text:style-name="P2"><text:tab/>{</text:p>
      <text:p text:style-name="P2"><text:tab/><text:tab/>printf("queue is empty");</text:p>
      <text:p text:style-name="P2"><text:tab/>}</text:p>
      <text:p text:style-name="P2"><text:tab/>i=q.front-1;</text:p>
      <text:p text:style-name="P2"><text:tab/>do</text:p>
      <text:p text:style-name="P2"><text:tab/>{</text:p>
      <text:p text:style-name="P2"><text:tab/><text:tab/>i=(i+1)%MAX;</text:p>
      <text:p text:style-name="P2"><text:tab/><text:tab/>printf("%d\t",q.a[i]);</text:p>
      <text:p text:style-name="P2"><text:tab/>}while(i!=q.rear);</text:p>
      <text:p text:style-name="P2">}</text:p>
      <text:p text:style-name="P2"><text:soft-page-break/>int main()</text:p>
      <text:p text:style-name="P2">{</text:p>
      <text:p text:style-name="P2"><text:tab/>init();</text:p>
      <text:p text:style-name="P2"><text:tab/>int num,ch;</text:p>
      <text:p text:style-name="P2"><text:tab/>do</text:p>
      <text:p text:style-name="P2"><text:tab/>{</text:p>
      <text:p text:style-name="P2"><text:tab/><text:tab/>printf("\n 1:insert \n 2:delete \n 3:display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case 1:printf("enter num=");</text:p>
      <text:p text:style-name="P2"><text:tab/><text:tab/><text:tab/><text:tab/> <text:s text:c="2"/>scanf("%d",&amp;num);</text:p>
      <text:p text:style-name="P2"><text:tab/><text:tab/><text:tab/><text:tab/> <text:s text:c="2"/>insert(num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2:delete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3:display();</text:p>
      <text:p text:style-name="P2"><text:tab/><text:tab/><text:tab/><text:tab/> <text:s text:c="2"/>break;</text:p>
      <text:p text:style-name="P2"><text:tab/><text:tab/>}</text:p>
      <text:p text:style-name="P2"><text:tab/>}while(ch&lt;4);</text:p>
      <text:p text:style-name="P2">}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3) <text:span text:style-name="T5">perform operation on dynamic linear queue.</text:span></text:p>
      <text:p text:style-name="P2">#include&lt;stdio.h&gt;</text:p>
      <text:p text:style-name="P2">#include&lt;stdlib.h&gt;</text:p>
      <text:p text:style-name="P2"/>
      <text:p text:style-name="P2">typedef struct queue</text:p>
      <text:p text:style-name="P2">{</text:p>
      <text:p text:style-name="P2"><text:tab/>int data;</text:p>
      <text:p text:style-name="P2"><text:tab/>struct node *next;</text:p>
      <text:p text:style-name="P2">}NODE;</text:p>
      <text:p text:style-name="P2"/>
      <text:p text:style-name="P2">NODE *front=NULL;</text:p>
      <text:p text:style-name="P2">NODE *rear=NULL;</text:p>
      <text:p text:style-name="P2"/>
      <text:p text:style-name="P2">int isempty()</text:p>
      <text:p text:style-name="P2">{</text:p>
      <text:p text:style-name="P2"><text:tab/>if(front==NULL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insert(int num)</text:p>
      <text:p text:style-name="P2">{</text:p>
      <text:p text:style-name="P2"><text:tab/>NODE *newnode;</text:p>
      <text:p text:style-name="P2"><text:tab/>newnode=(NODE*)malloc(sizeof(NODE));</text:p>
      <text:p text:style-name="P2"><text:tab/>newnode-&gt;data=num;</text:p>
      <text:p text:style-name="P2"><text:tab/>newnode-&gt;next=NULL;</text:p>
      <text:p text:style-name="P2"><text:tab/>if(front==NULL)</text:p>
      <text:p text:style-name="P2"><text:tab/>{</text:p>
      <text:p text:style-name="P2"><text:tab/><text:tab/>front=rear=newnode;</text:p>
      <text:p text:style-name="P2"><text:tab/>}</text:p>
      <text:p text:style-name="P2"><text:tab/>else</text:p>
      <text:p text:style-name="P2"><text:tab/>{</text:p>
      <text:p text:style-name="P2"><text:tab/><text:tab/>rear-&gt;next=newnode;</text:p>
      <text:p text:style-name="P2"><text:tab/><text:tab/>rear=newnode;</text:p>
      <text:p text:style-name="P2"><text:tab/>}</text:p>
      <text:p text:style-name="P2">}</text:p>
      <text:p text:style-name="P2"/>
      <text:p text:style-name="P2">void delete()</text:p>
      <text:p text:style-name="P2">{</text:p>
      <text:p text:style-name="P2"><text:tab/>int val;</text:p>
      <text:p text:style-name="P2"><text:tab/>if(isempty())</text:p>
      <text:p text:style-name="P2"><text:tab/>{</text:p>
      <text:p text:style-name="P2"><text:soft-page-break/><text:tab/><text:tab/>printf("queue is empty");</text:p>
      <text:p text:style-name="P2"><text:tab/>}</text:p>
      <text:p text:style-name="P2"><text:tab/>else</text:p>
      <text:p text:style-name="P2"><text:tab/>{</text:p>
      <text:p text:style-name="P2"><text:tab/><text:tab/>val=front-&gt;data;</text:p>
      <text:p text:style-name="P2"><text:tab/><text:tab/>front=front-&gt;next;</text:p>
      <text:p text:style-name="P2"><text:tab/>}</text:p>
      <text:p text:style-name="P2">}</text:p>
      <text:p text:style-name="P2"/>
      <text:p text:style-name="P2">int peek()</text:p>
      <text:p text:style-name="P2">{</text:p>
      <text:p text:style-name="P2"><text:tab/>return (front-&gt;data);</text:p>
      <text:p text:style-name="P2">}</text:p>
      <text:p text:style-name="P2"/>
      <text:p text:style-name="P2">void display()</text:p>
      <text:p text:style-name="P2">{</text:p>
      <text:p text:style-name="P2"><text:tab/>NODE *temp;</text:p>
      <text:p text:style-name="P2"><text:tab/>for(temp=front;temp!=NULL;temp=temp-&gt;next)</text:p>
      <text:p text:style-name="P2"><text:tab/>{</text:p>
      <text:p text:style-name="P2"><text:tab/><text:tab/>printf("%d\t",temp-&gt;data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ch,num;</text:p>
      <text:p text:style-name="P2"><text:tab/>do</text:p>
      <text:p text:style-name="P2"><text:tab/>{</text:p>
      <text:p text:style-name="P2"><text:tab/><text:tab/>printf("\n 1:insert \n 2:delete \n 3:display \n 4:peek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case 1:printf("enter num=");</text:p>
      <text:p text:style-name="P2"><text:tab/><text:tab/><text:tab/><text:tab/> <text:s text:c="2"/>scanf("%d",&amp;num);</text:p>
      <text:p text:style-name="P2"><text:tab/><text:tab/><text:tab/><text:tab/> <text:s text:c="2"/>insert(num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2:delete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3:display();</text:p>
      <text:p text:style-name="P2"><text:tab/><text:tab/><text:tab/><text:tab/> <text:s text:c="2"/>break;</text:p>
      <text:p text:style-name="P2"><text:soft-page-break/><text:tab/><text:tab/><text:tab/><text:tab/> <text:s text:c="2"/></text:p>
      <text:p text:style-name="P2"><text:tab/><text:tab/><text:tab/>case 4:printf("top most element=%d",peek());</text:p>
      <text:p text:style-name="P2"><text:tab/><text:tab/><text:tab/><text:tab/> <text:s text:c="2"/>break;</text:p>
      <text:p text:style-name="P2"><text:tab/><text:tab/>}</text:p>
      <text:p text:style-name="P2"><text:tab/>}while(ch&lt;5);</text:p>
      <text:p text:style-name="P2">}</text:p>
      <text:p text:style-name="P2"/>
      <text:p text:style-name="P2"/>
      <text:p text:style-name="P3"/>
      <text:p text:style-name="P7">4) <text:span text:style-name="T5">perform operation on dynamic circular queue.</text:span></text:p>
      <text:p text:style-name="P2">#include&lt;stdio.h&gt;</text:p>
      <text:p text:style-name="P2">#include&lt;stdlib.h&gt;</text:p>
      <text:p text:style-name="P2"/>
      <text:p text:style-name="P2">typedef struct queue</text:p>
      <text:p text:style-name="P2">{</text:p>
      <text:p text:style-name="P2"><text:tab/>int data;</text:p>
      <text:p text:style-name="P2"><text:tab/>struct queue *next;</text:p>
      <text:p text:style-name="P2">}NODE;</text:p>
      <text:p text:style-name="P2"/>
      <text:p text:style-name="P2"><text:tab/>NODE *front=NULL;</text:p>
      <text:p text:style-name="P2"><text:tab/>NODE *rear=NULL;</text:p>
      <text:p text:style-name="P2"/>
      <text:p text:style-name="P2">int isempty()</text:p>
      <text:p text:style-name="P2">{</text:p>
      <text:p text:style-name="P2"><text:tab/>if(front==NULL || front &gt;= rear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insert(int num)</text:p>
      <text:p text:style-name="P2">{</text:p>
      <text:p text:style-name="P2"><text:tab/>NODE *newnode;</text:p>
      <text:p text:style-name="P2"><text:tab/>newnode=(NODE*)malloc(sizeof(NODE));</text:p>
      <text:p text:style-name="P2"><text:tab/>newnode-&gt;data=num;</text:p>
      <text:p text:style-name="P2"><text:tab/>if(front==NULL)</text:p>
      <text:p text:style-name="P2"><text:tab/>{</text:p>
      <text:p text:style-name="P2"><text:tab/><text:tab/>front=rear=newnode;</text:p>
      <text:p text:style-name="P2"><text:tab/><text:tab/>rear-&gt;next=front;</text:p>
      <text:p text:style-name="P2"><text:tab/>}</text:p>
      <text:p text:style-name="P2"><text:tab/>else</text:p>
      <text:p text:style-name="P2"><text:tab/>{</text:p>
      <text:p text:style-name="P2"><text:soft-page-break/><text:tab/><text:tab/>rear-&gt;next=newnode;</text:p>
      <text:p text:style-name="P2"><text:tab/><text:tab/>rear=newnode;</text:p>
      <text:p text:style-name="P2"><text:tab/><text:tab/>rear-&gt;next=front;</text:p>
      <text:p text:style-name="P2"><text:tab/>}</text:p>
      <text:p text:style-name="P2">}</text:p>
      <text:p text:style-name="P2"/>
      <text:p text:style-name="P2">void delete()</text:p>
      <text:p text:style-name="P2">{</text:p>
      <text:p text:style-name="P2"><text:tab/>if(isempty())</text:p>
      <text:p text:style-name="P2"><text:tab/>{</text:p>
      <text:p text:style-name="P2"><text:tab/><text:tab/>printf("queue is empty");</text:p>
      <text:p text:style-name="P2"><text:tab/>}</text:p>
      <text:p text:style-name="P2"><text:tab/>else</text:p>
      <text:p text:style-name="P2"><text:tab/>{</text:p>
      <text:p text:style-name="P2"><text:tab/><text:tab/>NODE *temp;</text:p>
      <text:p text:style-name="P2"><text:tab/>temp=front;</text:p>
      <text:p text:style-name="P2"><text:tab/>front=front-&gt;next;</text:p>
      <text:p text:style-name="P2"><text:tab/>rear-&gt;next=front;</text:p>
      <text:p text:style-name="P2"><text:tab/>free(temp);</text:p>
      <text:p text:style-name="P2"><text:tab/>}</text:p>
      <text:p text:style-name="P2">}</text:p>
      <text:p text:style-name="P2"/>
      <text:p text:style-name="P2">int peek()</text:p>
      <text:p text:style-name="P2">{</text:p>
      <text:p text:style-name="P2"><text:tab/>return (front-&gt;data);</text:p>
      <text:p text:style-name="P2">}</text:p>
      <text:p text:style-name="P2"/>
      <text:p text:style-name="P2">void display()</text:p>
      <text:p text:style-name="P2">{</text:p>
      <text:p text:style-name="P2"><text:tab/>NODE *temp=front;</text:p>
      <text:p text:style-name="P2"><text:tab/>do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while(temp!=rear-&gt;next);</text:p>
      <text:p text:style-name="P2"><text:tab/></text:p>
      <text:p text:style-name="P2"><text:tab/></text:p>
      <text:p text:style-name="P2">}</text:p>
      <text:p text:style-name="P2"/>
      <text:p text:style-name="P2">int main()</text:p>
      <text:p text:style-name="P2">{</text:p>
      <text:p text:style-name="P2"><text:tab/>int num,ch;</text:p>
      <text:p text:style-name="P2"><text:tab/>do</text:p>
      <text:p text:style-name="P2"><text:soft-page-break/><text:tab/>{</text:p>
      <text:p text:style-name="P2"><text:tab/><text:tab/>printf("\n 1:insert \n 2:delete \n 3:display \n 4:peek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case 1:printf("enter num=");</text:p>
      <text:p text:style-name="P2"><text:tab/><text:tab/><text:tab/><text:tab/> <text:s text:c="2"/>scanf("%d",&amp;num);</text:p>
      <text:p text:style-name="P2"><text:tab/><text:tab/><text:tab/><text:tab/> <text:s text:c="2"/>insert(num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2:delete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3:display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4:printf("top most element=%d",peek());</text:p>
      <text:p text:style-name="P2"><text:tab/><text:tab/><text:tab/><text:tab/> <text:s text:c="2"/>break;</text:p>
      <text:p text:style-name="P2"><text:tab/><text:tab/>}</text:p>
      <text:p text:style-name="P2"><text:tab/>}while(ch&lt;5);</text:p>
      <text:p text:style-name="P2">}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7"><text:soft-page-break/>5) <text:span text:style-name="T5">perform operation on priority queue.</text:span></text:p>
      <text:p text:style-name="P2">#include&lt;stdio.h&gt;</text:p>
      <text:p text:style-name="P2">#define MAX 5</text:p>
      <text:p text:style-name="P2"/>
      <text:p text:style-name="P2">struct queue</text:p>
      <text:p text:style-name="P2">{</text:p>
      <text:p text:style-name="P2"><text:tab/>int a[MAX];</text:p>
      <text:p text:style-name="P2"><text:tab/>int front,rear;</text:p>
      <text:p text:style-name="P2">}q;</text:p>
      <text:p text:style-name="P2"/>
      <text:p text:style-name="P2">void init()</text:p>
      <text:p text:style-name="P2">{</text:p>
      <text:p text:style-name="P2"><text:tab/>q.front=-1;</text:p>
      <text:p text:style-name="P2"><text:tab/>q.rear=-1;</text:p>
      <text:p text:style-name="P2">}</text:p>
      <text:p text:style-name="P2"/>
      <text:p text:style-name="P2">int isempty()</text:p>
      <text:p text:style-name="P2">{</text:p>
      <text:p text:style-name="P2"><text:tab/>if(q.front==-1 || q.front &gt; q.rear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int isfull()</text:p>
      <text:p text:style-name="P2">{</text:p>
      <text:p text:style-name="P2"><text:tab/>if(q.rear==MAX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insert(int num)</text:p>
      <text:p text:style-name="P2">{</text:p>
      <text:p text:style-name="P2"><text:tab/>int i;</text:p>
      <text:p text:style-name="P2"><text:tab/>if(isfull())</text:p>
      <text:p text:style-name="P2"><text:tab/>{</text:p>
      <text:p text:style-name="P2"><text:tab/><text:tab/>printf("queue is full");</text:p>
      <text:p text:style-name="P2"><text:tab/>}</text:p>
      <text:p text:style-name="P2"><text:tab/>else</text:p>
      <text:p text:style-name="P2"><text:tab/>{</text:p>
      <text:p text:style-name="P2"><text:tab/><text:tab/>if(q.front==-1)</text:p>
      <text:p text:style-name="P2"><text:tab/><text:tab/>{</text:p>
      <text:p text:style-name="P2"><text:soft-page-break/><text:tab/><text:tab/><text:tab/>q.front=0;</text:p>
      <text:p text:style-name="P2"><text:tab/><text:tab/>}</text:p>
      <text:p text:style-name="P2"><text:tab/><text:tab/></text:p>
      <text:p text:style-name="P2"><text:tab/><text:tab/>for(i=q.rear;i&gt;=q.front;i--)</text:p>
      <text:p text:style-name="P2"><text:tab/><text:tab/>{</text:p>
      <text:p text:style-name="P2"><text:tab/><text:tab/><text:tab/>if(num &gt; q.a[i])</text:p>
      <text:p text:style-name="P2"><text:tab/><text:tab/><text:tab/>q.a[i+1]=q.a[i];</text:p>
      <text:p text:style-name="P2"><text:tab/><text:tab/><text:tab/>else</text:p>
      <text:p text:style-name="P2"><text:tab/><text:tab/><text:tab/>break;</text:p>
      <text:p text:style-name="P2"><text:tab/><text:tab/>}</text:p>
      <text:p text:style-name="P2"><text:tab/><text:tab/></text:p>
      <text:p text:style-name="P2"><text:tab/><text:tab/>q.a[i+1]=num;</text:p>
      <text:p text:style-name="P2"><text:tab/><text:tab/>q.rear++;</text:p>
      <text:p text:style-name="P2"><text:tab/>}</text:p>
      <text:p text:style-name="P2">}</text:p>
      <text:p text:style-name="P2"/>
      <text:p text:style-name="P2">void delete()</text:p>
      <text:p text:style-name="P2">{</text:p>
      <text:p text:style-name="P2"><text:tab/>int val;</text:p>
      <text:p text:style-name="P2"><text:tab/>if(isempty())</text:p>
      <text:p text:style-name="P2"><text:tab/>{</text:p>
      <text:p text:style-name="P2"><text:tab/><text:tab/>printf("queue is empty");</text:p>
      <text:p text:style-name="P2"><text:tab/>}</text:p>
      <text:p text:style-name="P2"><text:tab/>else</text:p>
      <text:p text:style-name="P2"><text:tab/>{</text:p>
      <text:p text:style-name="P2"><text:tab/><text:tab/>val=q.a[q.front];</text:p>
      <text:p text:style-name="P2"><text:tab/><text:tab/>q.front++;</text:p>
      <text:p text:style-name="P2"><text:tab/>}</text:p>
      <text:p text:style-name="P2">}</text:p>
      <text:p text:style-name="P2"/>
      <text:p text:style-name="P2">int peek()</text:p>
      <text:p text:style-name="P2">{</text:p>
      <text:p text:style-name="P2"><text:tab/>return(q.a[q.front]);</text:p>
      <text:p text:style-name="P2">}</text:p>
      <text:p text:style-name="P2"/>
      <text:p text:style-name="P2">void display()</text:p>
      <text:p text:style-name="P2">{</text:p>
      <text:p text:style-name="P2"><text:tab/>int i;</text:p>
      <text:p text:style-name="P2"><text:tab/>for(i=q.front;i&lt;=q.rear;i++)</text:p>
      <text:p text:style-name="P2"><text:tab/>{</text:p>
      <text:p text:style-name="P2"><text:tab/><text:tab/>printf("%d\t",q.a[i]);</text:p>
      <text:p text:style-name="P2"><text:tab/>}</text:p>
      <text:p text:style-name="P2">}</text:p>
      <text:p text:style-name="P2"><text:soft-page-break/></text:p>
      <text:p text:style-name="P2">int main()</text:p>
      <text:p text:style-name="P2">{</text:p>
      <text:p text:style-name="P2"><text:tab/>int ch,num;</text:p>
      <text:p text:style-name="P2"><text:tab/>init();</text:p>
      <text:p text:style-name="P2"><text:tab/>do</text:p>
      <text:p text:style-name="P2"><text:tab/>{</text:p>
      <text:p text:style-name="P2"><text:tab/><text:tab/>printf("\n 1:insert \n 2:delete \n 3:display \n 4:peek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case 1:printf("enter num=");</text:p>
      <text:p text:style-name="P2"><text:tab/><text:tab/><text:tab/><text:tab/> <text:s text:c="2"/>scanf("%d",&amp;num);</text:p>
      <text:p text:style-name="P2"><text:tab/><text:tab/><text:tab/><text:tab/> <text:s text:c="2"/>insert(num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2:delete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3:display(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4:printf("top most element=%d",peek());</text:p>
      <text:p text:style-name="P2"><text:tab/><text:tab/><text:tab/><text:tab/> <text:s text:c="2"/>break;</text:p>
      <text:p text:style-name="P2"><text:tab/><text:tab/>}</text:p>
      <text:p text:style-name="P2"><text:tab/>}while(ch&lt;5);</text:p>
      <text:p text:style-name="P2">}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fo:font-size="20pt" style:font-name-asian="OpenSymbol" style:font-family-asian="OpenSymbol" style:font-charset-asian="x-symbol" style:font-size-asian="17.5pt" style:font-name-complex="OpenSymbol" style:font-family-complex="OpenSymbol" style:font-charset-complex="x-symbol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position="0% 100%" fo:font-size="14pt" fo:font-style="normal" fo:font-weight="bold" officeooo:rsid="0019b63f" officeooo:paragraph-rsid="0019b63f" style:font-size-asian="14pt" style:font-style-asian="normal" style:font-weight-asian="bold" style:font-size-complex="14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Que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02:14:02.715243209</meta:creation-date>
    <dc:date>2023-02-08T22:32:55.170449516</dc:date>
    <meta:editing-duration>PT24M5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4" meta:paragraph-count="489" meta:word-count="717" meta:character-count="5715" meta:non-whitespace-character-count="4684"/>
  </office:meta>
</office:document-meta>
</file>